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fo:font-size="10.5pt" style:font-name-asian="Times New Roman" style:font-size-asian="10.5pt" style:font-size-complex="10.5pt"/>
    </style:style>
    <style:style style:name="T3" style:family="text">
      <style:text-properties fo:font-size="10.5pt" style:font-name-asian="Times New Roman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HE document references and useful links</text:span></text:p>
      <text:p text:style-name="Standard">PIXv3 informati<text:bookmark text:name="_GoBack"/>on:</text:p>
      <text:p text:style-name="Standard"><text:a xlink:type="simple" xlink:href="http://wiki.ihe.net/index.php?title=Patient_Identifier_Cross-Reference_HL7_v3">http://wiki.ihe.net/index.php?title=Patient_Identifier_Cross-Reference_HL7_v3</text:a></text:p>
      <text:p text:style-name="Standard">XDS.b profile and examples:</text:p>
      <text:p text:style-name="Standard"><text:a xlink:type="simple" xlink:href="http://wiki.ihe.net/index.php?title=XDS.b_Implementation">http://wiki.ihe.net/index.php?title=XDS.b_Implementation</text:a></text:p>
      <text:p text:style-name="Standard"/>
      <text:p text:style-name="Standard">Patient Summary C32 specification: </text:p>
      <text:p text:style-name="Standard"><text:a xlink:type="simple" xlink:href="http://www.hitsp.org/ConstructSet_Details.aspx?&amp;PrefixAlpha=4&amp;PrefixNumeric=32">http://www.hitsp.org/ConstructSet_Details.aspx?&amp;PrefixAlpha=4&amp;PrefixNumeric=32</text:a></text:p>
      <text:p text:style-name="Standard">Other documents are available here by adding the appropriate document number, eg Encounter Document C48:</text:p>
      <text:p text:style-name="Standard"><text:a xlink:type="simple" xlink:href="http://www.hitsp.org/ConstructSet_Details.aspx?&amp;PrefixAlpha=4&amp;PrefixNumeric=48">http://www.hitsp.org/ConstructSet_Details.aspx?&amp;PrefixAlpha=4&amp;PrefixNumeric=48</text:a></text:p>
      <text:p text:style-name="Standard"/>
      <text:p text:style-name="Standard">C32 validator:</text:p>
      <text:p text:style-name="Standard"><text:a xlink:type="simple" xlink:href="http://xreg2.nist.gov/cda-validation/downloads.html">http://xreg2.nist.gov/cda-validation/downloads.html</text:a></text:p>
      <text:p text:style-name="Standard"><text:span text:style-name="T2">Consolidated CDA validator:</text:span></text:p>
      <text:p text:style-name="Standard"><text:a xlink:type="simple" xlink:href="http://transport-testing.nist.gov/ttt/"><text:span text:style-name="T3">http://transport-testing.nist.gov/ttt/</text:span>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Harding</meta:initial-creator>
    <dc:creator>Elizabeth Harding</dc:creator>
    <meta:editing-cycles>2</meta:editing-cycles>
    <meta:creation-date>2013-07-18T13:16:00</meta:creation-date>
    <dc:date>2013-07-18T17:30:00</dc:date>
    <meta:editing-duration>PT2M51S</meta:editing-duration>
    <meta:generator>OpenOffice.org/3.4.1$Win32 OpenOffice.org_project/341m1$Build-9593</meta:generator>
    <meta:document-statistic meta:table-count="0" meta:image-count="0" meta:object-count="0" meta:page-count="1" meta:paragraph-count="13" meta:word-count="42" meta:character-count="64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